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38mm"/>
    </style:style>
    <style:style style:name="co2" style:family="table-column">
      <style:table-column-properties fo:break-before="auto" style:column-width="34.61mm"/>
    </style:style>
    <style:style style:name="co3" style:family="table-column">
      <style:table-column-properties fo:break-before="auto" style:column-width="17.46mm"/>
    </style:style>
    <style:style style:name="co4" style:family="table-column">
      <style:table-column-properties fo:break-before="auto" style:column-width="48.4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81.83mm"/>
    </style:style>
    <style:style style:name="co7" style:family="table-column">
      <style:table-column-properties fo:break-before="auto" style:column-width="26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Foglio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5" table:number-columns-repeated="3" table:default-cell-style-name="ce2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ce2"/>
        <table:table-row table:style-name="ro1">
          <table:table-cell office:value-type="string" calcext:value-type="string">
            <text:p>COMUNE</text:p>
          </table:table-cell>
          <table:table-cell office:value-type="string" calcext:value-type="string">
            <text:p>Ente</text:p>
          </table:table-cell>
          <table:table-cell office:value-type="string" calcext:value-type="string">
            <text:p>SEDIME</text:p>
          </table:table-cell>
          <table:table-cell office:value-type="string" calcext:value-type="string">
            <text:p>NOME VIA</text:p>
          </table:table-cell>
          <table:table-cell office:value-type="string" calcext:value-type="string">
            <text:p>CIVICO</text:p>
          </table:table-cell>
          <table:table-cell office:value-type="string" calcext:value-type="string">
            <text:p>TIPO CONTRATTO</text:p>
          </table:table-cell>
          <table:table-cell office:value-type="string" calcext:value-type="string">
            <text:p>AFFITTO ATTIVO</text:p>
          </table:table-cell>
          <table:table-cell office:value-type="string" calcext:value-type="string">
            <text:p>AFFITTO PASSIVO</text:p>
          </table:table-cell>
          <table:table-cell office:value-type="string" calcext:value-type="string">
            <text:p>Tempo canone</text:p>
          </table:table-cell>
          <table:table-cell office:value-type="string" calcext:value-type="string">
            <text:p>DECORRENZA CANONE</text:p>
          </table:table-cell>
          <table:table-cell office:value-type="string" calcext:value-type="string">
            <text:p>SCADENZA CANONE</text:p>
          </table:table-cell>
          <table:table-cell office:value-type="string" calcext:value-type="string">
            <text:p>NOTE CANONE</text:p>
          </table:table-cell>
          <table:table-cell office:value-type="string" calcext:value-type="string">
            <text:p>FOGLIO</text:p>
          </table:table-cell>
          <table:table-cell office:value-type="string" calcext:value-type="string">
            <text:p>PARTICELLA</text:p>
          </table:table-cell>
          <table:table-cell office:value-type="string" calcext:value-type="string">
            <text:p>SUBALTERNO</text:p>
          </table:table-cell>
          <table:table-cell office:value-type="string" calcext:value-type="string">
            <text:p>DESTINAZIONE</text:p>
          </table:table-cell>
          <table:table-cell office:value-type="string" calcext:value-type="string">
            <text:p>%POSSESSO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2])" office:value-type="string" office:string-value="Comune di TORINO" calcext:value-type="string">
            <text:p>Comune di TORINO</text:p>
          </table:table-cell>
          <table:table-cell office:value-type="string" calcext:value-type="string">
            <text:p>PIAZZA</text:p>
          </table:table-cell>
          <table:table-cell office:value-type="string" calcext:value-type="string">
            <text:p>GIUSEPPE CESARE ABBA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FICIO SCOLASTICO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3])" office:value-type="string" office:string-value="Comune di TORINO" calcext:value-type="string">
            <text:p>Comune di TORINO</text:p>
          </table:table-cell>
          <table:table-cell office:value-type="string" calcext:value-type="string">
            <text:p>PIAZZA</text:p>
          </table:table-cell>
          <table:table-cell office:value-type="string" calcext:value-type="string">
            <text:p>GIUSEPPE CESARE ABBA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ITAZIONE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4])" office:value-type="string" office:string-value="Comune di TORINO" calcext:value-type="string">
            <text:p>Comune di TORINO</text:p>
          </table:table-cell>
          <table:table-cell office:value-type="string" calcext:value-type="string">
            <text:p>PIAZZA</text:p>
          </table:table-cell>
          <table:table-cell office:value-type="string" calcext:value-type="string">
            <text:p>GIUSEPPE CESARE ABBA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ITAZIONE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5])" office:value-type="string" office:string-value="Comune di TORINO" calcext:value-type="string">
            <text:p>Comune di TORINO</text:p>
          </table:table-cell>
          <table:table-cell office:value-type="string" calcext:value-type="string">
            <text:p>PIAZZA</text:p>
          </table:table-cell>
          <table:table-cell office:value-type="string" calcext:value-type="string">
            <text:p>GIUSEPPE CESARE ABBA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BBRICATO PER ATTIVITA' PRODUTTIVA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6])" office:value-type="string" office:string-value="Comune di TORINO" calcext:value-type="string">
            <text:p>Comune di TORINO</text:p>
          </table:table-cell>
          <table:table-cell office:value-type="string" calcext:value-type="string">
            <text:p>STRADA</text:p>
          </table:table-cell>
          <table:table-cell office:value-type="string" calcext:value-type="string">
            <text:p>DELL'ABBADIA DI STURA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025" calcext:value-type="float">
            <text:p>1025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IMPIANTO SPORTIVO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7])" office:value-type="string" office:string-value="Comune di TORINO" calcext:value-type="string">
            <text:p>Comune di TORINO</text:p>
          </table:table-cell>
          <table:table-cell office:value-type="string" calcext:value-type="string">
            <text:p>STRADA</text:p>
          </table:table-cell>
          <table:table-cell office:value-type="string" calcext:value-type="string">
            <text:p>DELL'ABBADIA DI STURA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025" calcext:value-type="float">
            <text:p>1025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IANTO SPORTIVO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8])" office:value-type="string" office:string-value="Comune di TORINO" calcext:value-type="string">
            <text:p>Comune di TORINO</text:p>
          </table:table-cell>
          <table:table-cell office:value-type="string" calcext:value-type="string">
            <text:p>STRADA</text:p>
          </table:table-cell>
          <table:table-cell office:value-type="string" calcext:value-type="string">
            <text:p>DELL'ABBADIA DI STURA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025" calcext:value-type="float">
            <text:p>1025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ITAZIONE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9])" office:value-type="string" office:string-value="Comune di TORINO" calcext:value-type="string">
            <text:p>Comune di TORINO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DEGLI ABETI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Concessione </text:p>
          </table:table-cell>
          <table:table-cell table:style-name="ce1" office:value-type="float" office:value="10491.88" calcext:value-type="float">
            <text:p>10491,88</text:p>
          </table:table-cell>
          <table:table-cell table:style-name="ce1"/>
          <table:table-cell office:value-type="string" calcext:value-type="string">
            <text:p>Annuo</text:p>
          </table:table-cell>
          <table:table-cell office:value-type="string" calcext:value-type="string">
            <text:p>2013-01-01</text:p>
          </table:table-cell>
          <table:table-cell office:value-type="string" calcext:value-type="string">
            <text:p>2014-12-31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MERCATO COPERTO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10])" office:value-type="string" office:string-value="Comune di TORINO" calcext:value-type="string">
            <text:p>Comune di TORINO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DEGLI ABETI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013" calcext:value-type="float">
            <text:p>1013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OSPEDALI, CASE DI CURA E CLINICHE E ASSIMILABILI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11])" office:value-type="string" office:string-value="Comune di TORINO" calcext:value-type="string">
            <text:p>Comune di TORINO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DEGLI ABETI</text:p>
          </table:table-cell>
          <table:table-cell office:value-type="string" calcext:value-type="string">
            <text:p>12 int. 2</text:p>
          </table:table-cell>
          <table:table-cell table:style-name="ce1" office:value-type="string" calcext:value-type="string">
            <text:p>Concessione </text:p>
          </table:table-cell>
          <table:table-cell office:value-type="float" office:value="58.6" calcext:value-type="float">
            <text:p>58,6</text:p>
          </table:table-cell>
          <table:table-cell/>
          <table:table-cell office:value-type="string" calcext:value-type="string">
            <text:p>Annuo</text:p>
          </table:table-cell>
          <table:table-cell office:value-type="string" calcext:value-type="string">
            <text:p>1996-02-01</text:p>
          </table:table-cell>
          <table:table-cell office:value-type="string" calcext:value-type="string">
            <text:p>2012-12-31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FFICIO STRUTTURATO ED ASSIMILABILI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12])" office:value-type="string" office:string-value="Comune di TORINO" calcext:value-type="string">
            <text:p>Comune di TORINO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DEGLI ABETI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1013" calcext:value-type="float">
            <text:p>101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ITAZIONE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13])" office:value-type="string" office:string-value="Comune di TORINO" calcext:value-type="string">
            <text:p>Comune di TORINO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DEGLI ABETI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Concessione </text:p>
          </table:table-cell>
          <table:table-cell table:style-name="ce1" office:value-type="float" office:value="5495.87" calcext:value-type="float">
            <text:p>5495,87</text:p>
          </table:table-cell>
          <table:table-cell table:style-name="ce1"/>
          <table:table-cell office:value-type="string" calcext:value-type="string">
            <text:p>Annuo</text:p>
          </table:table-cell>
          <table:table-cell office:value-type="string" calcext:value-type="string">
            <text:p>2013-12-01</text:p>
          </table:table-cell>
          <table:table-cell office:value-type="string" calcext:value-type="string">
            <text:p>2017-11-30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IFICIO SCOLASTICO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14])" office:value-type="string" office:string-value="Comune di TORINO" calcext:value-type="string">
            <text:p>Comune di TORINO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DEGLI ABETI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1013" calcext:value-type="float">
            <text:p>101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I COMUNI NON CENSIBILI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15])" office:value-type="string" office:string-value="Comune di TORINO" calcext:value-type="string">
            <text:p>Comune di TORINO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DEGLI ABETI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1013" calcext:value-type="float">
            <text:p>1013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OSPEDALI, CASE DI CURA E CLINICHE E ASSIMILABILI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16])" office:value-type="string" office:string-value="Comune di TORINO" calcext:value-type="string">
            <text:p>Comune di TORINO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ACCADEMIA ALBERTINA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float" office:value="1281" calcext:value-type="float">
            <text:p>128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FICIO SCOLASTICO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17])" office:value-type="string" office:string-value="Comune di TORINO" calcext:value-type="string">
            <text:p>Comune di TORINO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ACCADEMIA ALBERTINA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float" office:value="1281" calcext:value-type="float">
            <text:p>1281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EDIFICIO DI CULTO E ASSIMILABILI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18])" office:value-type="string" office:string-value="Comune di TORINO" calcext:value-type="string">
            <text:p>Comune di TORINO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FILIPPO ACCIARINI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office:value-type="float" office:value="1394" calcext:value-type="float">
            <text:p>1394</text:p>
          </table:table-cell>
          <table:table-cell office:value-type="float" office:value="343" calcext:value-type="float">
            <text:p>3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DIFICIO SCOLASTICO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19])" office:value-type="string" office:string-value="Comune di TORINO" calcext:value-type="string">
            <text:p>Comune di TORINO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FILIPPO ACCIARINI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office:value-type="float" office:value="1394" calcext:value-type="float">
            <text:p>1394</text:p>
          </table:table-cell>
          <table:table-cell office:value-type="float" office:value="343" calcext:value-type="float">
            <text:p>3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BBRICATO PER ATTIVITA' PRODUTTIVA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20])" office:value-type="string" office:string-value="Comune di TORINO" calcext:value-type="string">
            <text:p>Comune di TORINO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FILIPPO ACCIARINI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office:value-type="float" office:value="1394" calcext:value-type="float">
            <text:p>1394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I COMUNI NON CENSIBILI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21])" office:value-type="string" office:string-value="Comune di TORINO" calcext:value-type="string">
            <text:p>Comune di TORINO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FILIPPO ACCIARINI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office:value-type="float" office:value="1394" calcext:value-type="float">
            <text:p>1394</text:p>
          </table:table-cell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NI COMUNI NON CENSIBILI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22])" office:value-type="string" office:string-value="Comune di TORINO" calcext:value-type="string">
            <text:p>Comune di TORINO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FILIPPO ACCIARINI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office:value-type="float" office:value="1394" calcext:value-type="float">
            <text:p>1394</text:p>
          </table:table-cell>
          <table:table-cell office:value-type="float" office:value="343" calcext:value-type="float">
            <text:p>3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NI COMUNI NON CENSIBILI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23])" office:value-type="string" office:string-value="Comune di TORINO" calcext:value-type="string">
            <text:p>Comune di TORINO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AGLIE'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149" calcext:value-type="float">
            <text:p>1149</text:p>
          </table:table-cell>
          <table:table-cell office:value-type="float" office:value="557" calcext:value-type="float">
            <text:p>5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CALE COMMERCIALE, NEGOZIO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24])" office:value-type="string" office:string-value="Comune di TORINO" calcext:value-type="string">
            <text:p>Comune di TORINO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AGLIE'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149" calcext:value-type="float">
            <text:p>1149</text:p>
          </table:table-cell>
          <table:table-cell office:value-type="float" office:value="557" calcext:value-type="float">
            <text:p>5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ALE COMMERCIALE, NEGOZIO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25])" office:value-type="string" office:string-value="Comune di TORINO" calcext:value-type="string">
            <text:p>Comune di TORINO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AGLIE'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149" calcext:value-type="float">
            <text:p>1149</text:p>
          </table:table-cell>
          <table:table-cell office:value-type="float" office:value="557" calcext:value-type="float">
            <text:p>5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BITAZIONE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26])" office:value-type="string" office:string-value="Comune di TORINO" calcext:value-type="string">
            <text:p>Comune di TORINO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AGLIE'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149" calcext:value-type="float">
            <text:p>1149</text:p>
          </table:table-cell>
          <table:table-cell office:value-type="float" office:value="557" calcext:value-type="float">
            <text:p>5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NI COMUNI NON CENSIBILI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27])" office:value-type="string" office:string-value="Comune di TORINO" calcext:value-type="string">
            <text:p>Comune di TORINO</text:p>
          </table:table-cell>
          <table:table-cell office:value-type="string" calcext:value-type="string">
            <text:p>CORSO</text:p>
          </table:table-cell>
          <table:table-cell office:value-type="string" calcext:value-type="string">
            <text:p>GIOVANNI AGNELLI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ocazione Abitativa</text:p>
          </table:table-cell>
          <table:table-cell office:value-type="float" office:value="1338.05" calcext:value-type="float">
            <text:p>1338,05</text:p>
          </table:table-cell>
          <table:table-cell/>
          <table:table-cell office:value-type="string" calcext:value-type="string">
            <text:p>Annuo</text:p>
          </table:table-cell>
          <table:table-cell office:value-type="string" calcext:value-type="string">
            <text:p>2011-12-01</text:p>
          </table:table-cell>
          <table:table-cell office:value-type="string" calcext:value-type="string">
            <text:p>2016-11-30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ITAZIONE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28])" office:value-type="string" office:string-value="Comune di TORINO" calcext:value-type="string">
            <text:p>Comune di TORINO</text:p>
          </table:table-cell>
          <table:table-cell office:value-type="string" calcext:value-type="string">
            <text:p>CORSO</text:p>
          </table:table-cell>
          <table:table-cell office:value-type="string" calcext:value-type="string">
            <text:p>GIOVANNI AGNELLI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ocazione Abitativa</text:p>
          </table:table-cell>
          <table:table-cell office:value-type="float" office:value="1475.58" calcext:value-type="float">
            <text:p>1475,58</text:p>
          </table:table-cell>
          <table:table-cell/>
          <table:table-cell office:value-type="string" calcext:value-type="string">
            <text:p>Annuo</text:p>
          </table:table-cell>
          <table:table-cell office:value-type="string" calcext:value-type="string">
            <text:p>2011-10-01</text:p>
          </table:table-cell>
          <table:table-cell office:value-type="string" calcext:value-type="string">
            <text:p>2016-09-30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ITAZIONE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29])" office:value-type="string" office:string-value="Comune di TORINO" calcext:value-type="string">
            <text:p>Comune di TORINO</text:p>
          </table:table-cell>
          <table:table-cell office:value-type="string" calcext:value-type="string">
            <text:p>CORSO</text:p>
          </table:table-cell>
          <table:table-cell office:value-type="string" calcext:value-type="string">
            <text:p>GIOVANNI AGNELLI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ocazione Abitativa</text:p>
          </table:table-cell>
          <table:table-cell office:value-type="float" office:value="833.97" calcext:value-type="float">
            <text:p>833,97</text:p>
          </table:table-cell>
          <table:table-cell/>
          <table:table-cell office:value-type="string" calcext:value-type="string">
            <text:p>Annuo</text:p>
          </table:table-cell>
          <table:table-cell office:value-type="string" calcext:value-type="string">
            <text:p>2008-07-01</text:p>
          </table:table-cell>
          <table:table-cell office:value-type="string" calcext:value-type="string">
            <text:p>2013-06-30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ITAZIONE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30])" office:value-type="string" office:string-value="Comune di TORINO" calcext:value-type="string">
            <text:p>Comune di TORINO</text:p>
          </table:table-cell>
          <table:table-cell office:value-type="string" calcext:value-type="string">
            <text:p>CORSO</text:p>
          </table:table-cell>
          <table:table-cell office:value-type="string" calcext:value-type="string">
            <text:p>GIOVANNI AGNELLI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ocazione Abitativa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Annuo</text:p>
          </table:table-cell>
          <table:table-cell table:number-columns-repeated="2"/>
          <table:table-cell office:value-type="string" calcext:value-type="string">
            <text:p>canone sociale - PRELIMINARE</text:p>
          </table:table-cell>
          <table:table-cell office:value-type="float" office:value="1425" calcext:value-type="float">
            <text:p>1425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ITAZIONE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31])" office:value-type="string" office:string-value="Comune di TORINO" calcext:value-type="string">
            <text:p>Comune di TORINO</text:p>
          </table:table-cell>
          <table:table-cell office:value-type="string" calcext:value-type="string">
            <text:p>CORSO</text:p>
          </table:table-cell>
          <table:table-cell office:value-type="string" calcext:value-type="string">
            <text:p>GIOVANNI AGNELLI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ocazione Abitativa</text:p>
          </table:table-cell>
          <table:table-cell office:value-type="float" office:value="1907.64" calcext:value-type="float">
            <text:p>1907,64</text:p>
          </table:table-cell>
          <table:table-cell/>
          <table:table-cell office:value-type="string" calcext:value-type="string">
            <text:p>Annuo</text:p>
          </table:table-cell>
          <table:table-cell office:value-type="string" calcext:value-type="string">
            <text:p>2011-06-01</text:p>
          </table:table-cell>
          <table:table-cell office:value-type="string" calcext:value-type="string">
            <text:p>2016-05-31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ITAZIONE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32])" office:value-type="string" office:string-value="Comune di TORINO" calcext:value-type="string">
            <text:p>Comune di TORINO</text:p>
          </table:table-cell>
          <table:table-cell office:value-type="string" calcext:value-type="string">
            <text:p>CORSO</text:p>
          </table:table-cell>
          <table:table-cell office:value-type="string" calcext:value-type="string">
            <text:p>GIOVANNI AGNELLI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ocazione Abitativa</text:p>
          </table:table-cell>
          <table:table-cell office:value-type="float" office:value="2237.74" calcext:value-type="float">
            <text:p>2237,74</text:p>
          </table:table-cell>
          <table:table-cell/>
          <table:table-cell office:value-type="string" calcext:value-type="string">
            <text:p>Annuo</text:p>
          </table:table-cell>
          <table:table-cell office:value-type="string" calcext:value-type="string">
            <text:p>2011-06-01</text:p>
          </table:table-cell>
          <table:table-cell office:value-type="string" calcext:value-type="string">
            <text:p>2016-05-31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BITAZIONE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33])" office:value-type="string" office:string-value="Comune di TORINO" calcext:value-type="string">
            <text:p>Comune di TORINO</text:p>
          </table:table-cell>
          <table:table-cell office:value-type="string" calcext:value-type="string">
            <text:p>CORSO</text:p>
          </table:table-cell>
          <table:table-cell office:value-type="string" calcext:value-type="string">
            <text:p>GIOVANNI AGNELLI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ocazione Abitativa</text:p>
          </table:table-cell>
          <table:table-cell office:value-type="float" office:value="1723.8" calcext:value-type="float">
            <text:p>1723,8</text:p>
          </table:table-cell>
          <table:table-cell/>
          <table:table-cell office:value-type="string" calcext:value-type="string">
            <text:p>Annuo</text:p>
          </table:table-cell>
          <table:table-cell table:number-columns-repeated="3"/>
          <table:table-cell office:value-type="float" office:value="1425" calcext:value-type="float">
            <text:p>1425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BITAZIONE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formula="of:=CONCATENATE(&quot;Comune di &quot;;[.A34])" office:value-type="string" office:string-value="Comune di TORINO" calcext:value-type="string">
            <text:p>Comune di TORINO</text:p>
          </table:table-cell>
          <table:table-cell office:value-type="string" calcext:value-type="string">
            <text:p>CORSO</text:p>
          </table:table-cell>
          <table:table-cell office:value-type="string" calcext:value-type="string">
            <text:p>GIOVANNI AGNELLI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ocazione Abitativa</text:p>
          </table:table-cell>
          <table:table-cell office:value-type="float" office:value="1328.62" calcext:value-type="float">
            <text:p>1328,62</text:p>
          </table:table-cell>
          <table:table-cell/>
          <table:table-cell office:value-type="string" calcext:value-type="string">
            <text:p>Annuo</text:p>
          </table:table-cell>
          <table:table-cell office:value-type="string" calcext:value-type="string">
            <text:p>2011-01-01</text:p>
          </table:table-cell>
          <table:table-cell office:value-type="string" calcext:value-type="string">
            <text:p>2016-12-31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ITAZIONE</text:p>
          </table:table-cell>
          <table:table-cell office:value-type="string" calcext:value-type="string">
            <text:p>100</text:p>
          </table:table-cell>
        </table:table-row>
        <table:table-row table:style-name="ro1" table:number-rows-repeated="1048541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Foglio2.A1:Foglio2.AMJ1047903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23:04:42.743000000</meta:creation-date>
    <dc:date>2016-05-26T00:31:40.573000000</dc:date>
    <meta:editing-duration>PT48M55S</meta:editing-duration>
    <meta:editing-cycles>3</meta:editing-cycles>
    <meta:generator>LibreOffice/5.0.6.3$Windows_x86 LibreOffice_project/490fc03b25318460cfc54456516ea2519c11d1aa</meta:generator>
    <meta:document-statistic meta:table-count="1" meta:cell-count="394" meta:object-count="0"/>
  </office:meta>
</office:document-meta>
</file>